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Helvetica Neue" svg:font-family="'Helvetica Neu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2.826cm"/>
    </style:style>
    <style:style style:name="Tabela1.B" style:family="table-column">
      <style:table-column-properties style:column-width="3.969cm"/>
    </style:style>
    <style:style style:name="Tabela1.C" style:family="table-column">
      <style:table-column-properties style:column-width="3.196cm"/>
    </style:style>
    <style:style style:name="Tabela1.D" style:family="table-column">
      <style:table-column-properties style:column-width="1.916cm"/>
    </style:style>
    <style:style style:name="Tabela1.E" style:family="table-column">
      <style:table-column-properties style:column-width="2.99cm"/>
    </style:style>
    <style:style style:name="Tabela1.F" style:family="table-column">
      <style:table-column-properties style:column-width="2.104cm"/>
    </style:style>
    <style:style style:name="Tabela1.A1" style:family="table-cell">
      <style:table-cell-properties fo:background-color="#c0c0c0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E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F2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E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F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.A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B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C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D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E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F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.A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D5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E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size-asian="12pt" style:font-name-complex="Calibri1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style:text-underline-style="solid" style:text-underline-width="auto" style:text-underline-color="font-color" fo:font-weight="bold" officeooo:rsid="0009094c" officeooo:paragraph-rsid="0009094c" fo:background-color="transparent" style:font-name-asian="Calibri1" style:font-size-asian="12pt" style:font-weight-asian="bold" style:font-name-complex="Calibri1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bold" fo:background-color="transparent" style:font-name-asian="Calibri1" style:font-size-asian="12pt" style:font-name-complex="Calibri1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bold" officeooo:rsid="0008d9aa" officeooo:paragraph-rsid="0008d9aa" fo:background-color="transparent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normal" officeooo:paragraph-rsid="0008d9aa" fo:background-color="transparen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normal" officeooo:paragraph-rsid="000b0c2f" fo:background-color="transparen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normal" officeooo:rsid="0008d9aa" officeooo:paragraph-rsid="0008d9aa" fo:background-color="transparen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style:text-underline-style="none" fo:font-weight="normal" officeooo:paragraph-rsid="0009094c" fo:background-color="transparent" style:font-name-asian="Calibri1" style:font-size-asian="12pt" style:font-weight-asian="normal" style:font-name-complex="Calibri1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0pt" fo:font-weight="normal" fo:background-color="transparent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officeooo:rsid="000b0c2f" officeooo:paragraph-rsid="000b0c2f" fo:background-color="transparen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0pt" fo:font-weight="normal" officeooo:rsid="000b0c2f" officeooo:paragraph-rsid="000b0c2f" fo:background-color="transparen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9pt" fo:font-weight="normal" fo:background-color="transparent" style:font-name-asian="Times New Roman" style:font-size-asian="9pt" style:font-name-complex="Times New Roman" style:font-size-complex="9pt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1pt" fo:font-weight="bold" officeooo:rsid="0008d9aa" officeooo:paragraph-rsid="0008d9aa" fo:background-color="transparent" style:font-name-asian="Times New Roman" style:font-size-asian="11pt" style:font-weight-asian="bold" style:font-name-complex="Times New Roman" style:font-size-complex="11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officeooo:rsid="000b0c2f" fo:background-color="transparen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0pt" fo:font-weight="normal" officeooo:rsid="000b45dd" officeooo:paragraph-rsid="000b45dd" fo:background-color="transparent" style:font-name-asian="Times New Roman" style:font-size-asian="10pt" style:font-name-complex="Times New Roman" style:font-size-complex="10pt"/>
    </style:style>
    <style:style style:name="T1" style:family="text">
      <style:text-properties officeooo:rsid="0006b676"/>
    </style:style>
    <style:style style:name="T2" style:family="text">
      <style:text-properties officeooo:rsid="0008d9aa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0b0c2f" style:font-size-asian="8pt" style:font-size-complex="8pt"/>
    </style:style>
    <style:style style:name="T6" style:family="text">
      <style:text-properties fo:font-size="8pt" officeooo:rsid="000b45dd" style:font-size-asian="8pt" style:font-size-complex="8pt"/>
    </style:style>
    <style:style style:name="T7" style:family="text">
      <style:text-properties officeooo:rsid="000a6fab"/>
    </style:style>
    <style:style style:name="T8" style:family="text">
      <style:text-properties officeooo:rsid="000b0c2f"/>
    </style:style>
    <style:style style:name="T9" style:family="text">
      <style:text-properties fo:font-weight="bold" officeooo:rsid="000a6fab" style:font-weight-asian="bold" style:font-weight-complex="bold"/>
    </style:style>
    <style:style style:name="T10" style:family="text">
      <style:text-properties officeooo:rsid="000b45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2</text:span>º Atividade <text:span text:style-name="T8">ANP - Empreendedorismo Feminin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3">IDENTIFIC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1">Curso:</text:p>
          </table:table-cell>
          <table:table-cell table:style-name="Tabela1.B2" table:number-columns-spanned="3" office:value-type="string">
            <text:p text:style-name="P13">Técnico em Administração</text:p>
          </table:table-cell>
          <table:covered-table-cell/>
          <table:covered-table-cell/>
          <table:table-cell table:style-name="Tabela1.E2" office:value-type="string">
            <text:p text:style-name="P11">Período Letivo:</text:p>
          </table:table-cell>
          <table:table-cell table:style-name="Tabela1.F2" office:value-type="string">
            <text:p text:style-name="P12">202<text:span text:style-name="T10">1,1</text:span></text:p>
          </table:table-cell>
        </table:table-row>
        <table:table-row>
          <table:table-cell table:style-name="Tabela1.A3" office:value-type="string">
            <text:p text:style-name="P11">Un. Curricular:</text:p>
          </table:table-cell>
          <table:table-cell table:style-name="Tabela1.B3" table:number-columns-spanned="3" office:value-type="string">
            <text:p text:style-name="P11"><text:span text:style-name="T8">Formação </text:span>Empreendedor<text:span text:style-name="T8">a e Inovação</text:span></text:p>
          </table:table-cell>
          <table:covered-table-cell/>
          <table:covered-table-cell/>
          <table:table-cell table:style-name="Tabela1.E3" office:value-type="string">
            <text:p text:style-name="P11">Código:</text:p>
          </table:table-cell>
          <table:table-cell table:style-name="Tabela1.F3" office:value-type="string">
            <text:p text:style-name="P14">ADM2</text:p>
          </table:table-cell>
        </table:table-row>
        <table:table-row>
          <table:table-cell table:style-name="Tabela1.A4" office:value-type="string">
            <text:p text:style-name="P11">Semestre:</text:p>
          </table:table-cell>
          <table:table-cell table:style-name="Tabela1.B4" office:value-type="string">
            <text:p text:style-name="P17"><text:span text:style-name="T10">1</text:span>º Semestre</text:p>
          </table:table-cell>
          <table:table-cell table:style-name="Tabela1.C4" office:value-type="string">
            <text:p text:style-name="P11">Carga Horária:</text:p>
          </table:table-cell>
          <table:table-cell table:style-name="Tabela1.D4" office:value-type="string">
            <text:p text:style-name="P11"><text:span text:style-name="T8">6</text:span>0 horas</text:p>
          </table:table-cell>
          <table:table-cell table:style-name="Tabela1.E4" office:value-type="string">
            <text:p text:style-name="P11">Aulas Semanais:</text:p>
          </table:table-cell>
          <table:table-cell table:style-name="Tabela1.F4" office:value-type="string">
            <text:p text:style-name="P18">08</text:p>
          </table:table-cell>
        </table:table-row>
        <table:table-row>
          <table:table-cell table:style-name="Tabela1.A5" office:value-type="string">
            <text:p text:style-name="P11">Professor:</text:p>
          </table:table-cell>
          <table:table-cell table:style-name="Tabela1.B5" table:number-columns-spanned="2" office:value-type="string">
            <text:p text:style-name="P11">Dr. Alexandre Marinho Teixeira</text:p>
          </table:table-cell>
          <table:covered-table-cell/>
          <table:table-cell table:style-name="Tabela1.D5" office:value-type="string">
            <text:p text:style-name="P11">E-mail:</text:p>
          </table:table-cell>
          <table:table-cell table:style-name="Tabela1.E5" table:number-columns-spanned="2" office:value-type="string">
            <text:p text:style-name="P11">alexandre.marinho@ifsc.edu.br</text:p>
          </table:table-cell>
          <table:covered-table-cell/>
        </table:table-row>
      </table:table>
      <text:p text:style-name="P15"><text:span text:style-name="T4">Atualizado em </text:span><text:span text:style-name="T6">02</text:span><text:span text:style-name="T5">/</text:span><text:span text:style-name="T6">08</text:span><text:span text:style-name="T5">/</text:span><text:span text:style-name="T4">/202</text:span><text:span text:style-name="T6">1</text:span>.</text:p>
      <text:p text:style-name="P5">Prezado(a)s aluno(a)s <text:span text:style-name="T1">tudo bem</text:span>!!</text:p>
      <text:p text:style-name="P8">Solicito desta vez, que vocês leiam com atenção a reportagem da Folha de São Paulo, que encontra-se no link: </text:p>
      <text:p text:style-name="P8"/>
      <text:p text:style-name="P16"><text:span text:style-name="T3">FOLHA PRESS. Empreendedoras estudam mais para ganhar 22% menos, aponta SEBRAE. TNH1, 10 ago. 2019. Disponível em: </text:span><text:a xlink:type="simple" xlink:href="https://www.tnh1.com.br/noticia/nid/empreendedoras-estudam-mais-para-ganhar-22-menos-aponta-sebrae/" text:style-name="Internet_20_link" text:visited-style-name="Visited_20_Internet_20_Link"><text:span text:style-name="T3">https://www.tnh1.com.br/noticia/nid/empreendedoras-estudam-mais-para-ganhar-22-menos-aponta-sebrae/</text:span></text:a><text:span text:style-name="T3">.</text:span></text:p>
      <text:p text:style-name="P4"><text:s/></text:p>
      <text:p text:style-name="P8">Após a leitura, devem desenvolver uma resenha de no máximo uma página, identificando as causa ou os motivos por que as mulheres ganham menos 22%, segundo o SEBRAE.</text:p>
      <text:p text:style-name="P6">Vocês <text:span text:style-name="T2">podem</text:span> responder em grupos!!</text:p>
      <text:p text:style-name="P6"/>
      <text:p text:style-name="P7"><text:span text:style-name="T7">Por gentileza, </text:span><text:span text:style-name="T9">postar o arquivo com a resposta no SIGAA, formato em PDF, constando o nome dos integrantes do grupo</text:span><text:span text:style-name="T7">. </text:span></text:p>
      <text:p text:style-name="P7">Espero que <text:span text:style-name="T1">a leitura desta reportagem e a resposta desta pergunta-problema</text:span> contribua para consolidar os conhecimentos <text:span text:style-name="T1">referente ao Empreendedorismo Feminino. </text:span></text:p>
      <text:p text:style-name="P6"/>
      <text:p text:style-name="P6"><text:span text:style-name="T1">No mais, continuo</text:span> a disposição!!</text:p>
      <text:p text:style-name="P8">Saúde a todos e abs “virtuais”!!</text:p>
      <text:p text:style-name="P9"/>
      <text:p text:style-name="P2">Resposta:</text:p>
      <text:p text:style-name="P1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Helvetica Neue" svg:font-family="'Helvetica Neu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tab-stop-distance="1.27cm" style:writing-mode="lr-tb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Helvetica Neue" fo:font-family="'Helvetica Neue'" style:font-family-generic="swiss" style:font-pitch="variable" fo:font-size="12pt" style:font-size-asian="12pt"/>
    </style:style>
    <style:style style:name="Pa5" style:family="paragraph" style:parent-style-name="Default" style:default-outline-level="">
      <style:paragraph-properties style:line-height-at-least="0.425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2T16:31:12</dc:date>
    <meta:editing-duration>PT14M34S</meta:editing-duration>
    <meta:editing-cycles>6</meta:editing-cycles>
    <meta:generator>LibreOffice/5.4.3.2$Windows_X86_64 LibreOffice_project/92a7159f7e4af62137622921e809f8546db437e5</meta:generator>
    <meta:creation-date>2019-08-19T15:02:00</meta:creation-date>
    <dc:title>Slide 1</dc:title>
    <meta:initial-creator>Admin</meta:initial-creator>
    <meta:document-statistic meta:table-count="1" meta:image-count="0" meta:object-count="0" meta:page-count="1" meta:paragraph-count="33" meta:word-count="169" meta:character-count="3227" meta:non-whitespace-character-count="3086"/>
  </office:meta>
</office:document-meta>
</file>